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2374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some assignment questions related to form creation and field data validation, focusing on login and account opening forms for an Android application:</text:p>
      <text:h text:style-name="Heading_20_3" text:outline-level="3">Assignment 1: Login Form Implementation</text:h>
      <text:list xml:id="list552374839" text:style-name="L1">
        <text:list-item>
          <text:p text:style-name="P2">Task: Design and implement a login form for an Android application.</text:p>
        </text:list-item>
        <text:list-item>
          <text:p text:style-name="P2">Requirements:</text:p>
          <text:list>
            <text:list-item>
              <text:p text:style-name="P2">Create a layout with input fields for username/email and password.</text:p>
            </text:list-item>
            <text:list-item>
              <text:p text:style-name="P2">Implement data validation to ensure that both fields are non-empty.</text:p>
            </text:list-item>
            <text:list-item>
              <text:p text:style-name="P2">Add functionality to authenticate user credentials against a predefined set of usernames/passwords or a database.</text:p>
            </text:list-item>
            <text:list-item>
              <text:p text:style-name="P2">Display appropriate error messages for invalid input or authentication failures.</text:p>
            </text:list-item>
          </text:list>
        </text:list-item>
        <text:list-item>
          <text:p text:style-name="P1">Submission: Participants should submit the source code of their login form implementation along with screenshots or a video demonstrating the login process.</text:p>
        </text:list-item>
      </text:list>
      <text:h text:style-name="Heading_20_3" text:outline-level="3">Assignment <text:span text:style-name="T1">2</text:span>: Account Opening Form Design</text:h>
      <text:list xml:id="list4051547107" text:style-name="L2">
        <text:list-item>
          <text:p text:style-name="P4">Task: Create a user-friendly account opening form for a banking application.</text:p>
        </text:list-item>
        <text:list-item>
          <text:p text:style-name="P4">Requirements:</text:p>
          <text:list>
            <text:list-item>
              <text:p text:style-name="P4">Design a layout with input fields for user details such as name, email, phone number, address, and desired account type.</text:p>
            </text:list-item>
            <text:list-item>
              <text:p text:style-name="P4">Implement data validation to ensure that all required fields are filled out correctly.</text:p>
            </text:list-item>
            <text:list-item>
              <text:p text:style-name="P4">Include input field validation for email format, phone number format, and other relevant constraints.</text:p>
            </text:list-item>
            <text:list-item>
              <text:p text:style-name="P4">Provide clear instructions and feedback messages to guide users through the form completion process.</text:p>
            </text:list-item>
          </text:list>
        </text:list-item>
        <text:list-item>
          <text:p text:style-name="P3">Submission: Participants should submit the XML layout file of their account opening form along with screenshots or a video demonstrating the form's functionality and data validation.</text:p>
        </text:list-item>
      </text:list>
      <text:h text:style-name="Heading_20_3" text:outline-level="3">Assignment <text:span text:style-name="T1">3</text:span>: Account Opening Form Validation</text:h>
      <text:list xml:id="list91950793" text:style-name="L3">
        <text:list-item>
          <text:p text:style-name="P6">Task: Enhance the account opening form with client-side data validation to improve user experience and data integrity.</text:p>
        </text:list-item>
        <text:list-item>
          <text:p text:style-name="P6">Requirements:</text:p>
          <text:list>
            <text:list-item>
              <text:p text:style-name="P6">Implement real-time validation for input fields using appropriate input types and regular expressions (e.g., for email validation).</text:p>
            </text:list-item>
            <text:list-item>
              <text:p text:style-name="P6">Validate user input against predefined criteria such as minimum/maximum length, character restrictions, and format requirements.</text:p>
            </text:list-item>
            <text:list-item>
              <text:p text:style-name="P6">Display error messages next to each input field to indicate validation failures and provide guidance on how to correct them.</text:p>
            </text:list-item>
          </text:list>
        </text:list-item>
        <text:list-item>
          <text:p text:style-name="P5">Submission: Participants should submit the updated source code of their account opening form implementation along with screenshots or a video demonstrating the improved validation features.</text:p>
        </text:list-item>
      </text:list>
      <text:h text:style-name="Heading_20_3" text:outline-level="3">Assignment <text:span text:style-name="T1">4</text:span>: Password Strength Validation</text:h>
      <text:list xml:id="list2539742965" text:style-name="L4">
        <text:list-item>
          <text:p text:style-name="P8">Task: Implement password strength validation to enforce security requirements for user passwords during account registration.</text:p>
        </text:list-item>
        <text:list-item>
          <text:p text:style-name="P8"><text:soft-page-break/>Requirements:</text:p>
          <text:list>
            <text:list-item>
              <text:p text:style-name="P8">Define password strength criteria (e.g., minimum length, combination of uppercase/lowercase letters, numbers, and special characters).</text:p>
            </text:list-item>
            <text:list-item>
              <text:p text:style-name="P8">Implement client-side validation to check if the entered password meets the specified criteria.</text:p>
            </text:list-item>
            <text:list-item>
              <text:p text:style-name="P8">Provide visual feedback to indicate the strength of the password (e.g., weak, medium, strong) based on the validation result.</text:p>
            </text:list-item>
          </text:list>
        </text:list-item>
        <text:list-item>
          <text:p text:style-name="P7">Submission: Participants should submit the source code of their password strength validation implementation along with screenshots or a video demonstrating the feature in action.</text:p>
        </text:list-item>
      </text:list>
      <text:h text:style-name="Heading_20_3" text:outline-level="3">Assignment <text:span text:style-name="T1">5</text:span>: Form Submission and Error Handling</text:h>
      <text:list xml:id="list209790860" text:style-name="L5">
        <text:list-item>
          <text:p text:style-name="P10">Task: Implement form submission functionality and error handling for both the login and account opening forms.</text:p>
        </text:list-item>
        <text:list-item>
          <text:p text:style-name="P10">Requirements:</text:p>
          <text:list>
            <text:list-item>
              <text:p text:style-name="P10">Add a submit button to each form to initiate the submission process.</text:p>
            </text:list-item>
            <text:list-item>
              <text:p text:style-name="P10">Implement logic to handle form submission events and process user input accordingly (e.g., authentication, account creation).</text:p>
            </text:list-item>
            <text:list-item>
              <text:p text:style-name="P10">Display appropriate error messages if the submission fails due to validation errors or other issues.</text:p>
            </text:list-item>
          </text:list>
        </text:list-item>
        <text:list-item>
          <text:p text:style-name="P9">Submission: Participants should submit the source code of their form submission logic and error handling implementation along with screenshots or a video demonstrating the functionality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9:27:57.418162393</meta:creation-date>
    <dc:date>2024-03-15T09:31:58.028040930</dc:date>
    <meta:editing-duration>PT4M1S</meta:editing-duration>
    <meta:editing-cycles>1</meta:editing-cycles>
    <meta:document-statistic meta:table-count="0" meta:image-count="0" meta:object-count="0" meta:page-count="2" meta:paragraph-count="38" meta:word-count="530" meta:character-count="3620" meta:non-whitespace-character-count="3160"/>
    <meta:generator>LibreOffice/7.3.7.2$Linux_X86_64 LibreOffice_project/30$Build-2</meta:generator>
  </office:meta>
</office:document-meta>
</file>